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7.595cm" fo:margin-left="-0.175cm" fo:margin-right="-0.42cm" table:align="margins"/>
    </style:style>
    <style:style style:name="Tableau1.A" style:family="table-column">
      <style:table-column-properties style:column-width="5.159cm" style:rel-column-width="2925*"/>
    </style:style>
    <style:style style:name="Tableau1.B" style:family="table-column">
      <style:table-column-properties style:column-width="12.435cm" style:rel-column-width="705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au2" style:family="table">
      <style:table-properties style:width="17.013cm" fo:margin-left="0cm" fo:margin-right="-0.012cm" table:align="margins"/>
    </style:style>
    <style:style style:name="Tableau2.A" style:family="table-column">
      <style:table-column-properties style:column-width="5.212cm" style:rel-column-width="2955*"/>
    </style:style>
    <style:style style:name="Tableau2.B" style:family="table-column">
      <style:table-column-properties style:column-width="6.121cm" style:rel-column-width="3470*"/>
    </style:style>
    <style:style style:name="Tableau2.C" style:family="table-column">
      <style:table-column-properties style:column-width="5.68cm" style:rel-column-width="3220*"/>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2" style:family="table-row">
      <style:table-row-properties style:min-row-height="1.706cm"/>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alibri"/>
    </style:style>
    <style:style style:name="P2" style:family="paragraph" style:parent-style-name="Standard">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list-style-name="L1">
      <style:text-properties style:font-name="Calibri"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text-properties style:font-name="Calibri" fo:font-size="13pt" style:text-underline-style="solid" style:text-underline-width="auto" style:text-underline-color="font-color" fo:font-weight="bold" style:font-size-asian="13pt" style:font-weight-asian="bold" style:font-size-complex="13pt" style:font-weight-complex="bold"/>
    </style:style>
    <style:style style:name="P5" style:family="paragraph" style:parent-style-name="Standard">
      <style:text-properties style:font-name="Calibri" fo:font-size="13pt" style:text-underline-style="solid" style:text-underline-width="auto" style:text-underline-color="font-color" fo:font-weight="normal" style:font-size-asian="13pt" style:font-weight-asian="normal" style:font-size-complex="13pt" style:font-weight-complex="normal"/>
    </style:style>
    <style:style style:name="P6" style:family="paragraph" style:parent-style-name="Standard">
      <style:text-properties style:font-name="Calibri" style:text-underline-style="solid" style:text-underline-width="auto" style:text-underline-color="font-color" fo:font-weight="bold" style:font-weight-asian="bold" style:font-weight-complex="bold"/>
    </style:style>
    <style:style style:name="P7" style:family="paragraph" style:parent-style-name="Table_20_Contents">
      <style:text-properties style:font-name="Calibri" fo:font-size="10pt" style:font-size-asian="10pt" style:font-size-complex="10pt"/>
    </style:style>
    <style:style style:name="P8" style:family="paragraph" style:parent-style-name="Table_20_Contents">
      <style:text-properties style:font-name="Calibri" fo:font-size="10pt" fo:font-weight="bold" style:font-size-asian="10pt" style:font-weight-asian="bold" style:font-size-complex="10pt" style:font-weight-complex="bold"/>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font-style="italic" style:text-underline-style="none" style:font-style-asian="italic" style:font-style-complex="italic"/>
    </style:style>
    <style:style style:name="T6" style:family="text">
      <style:text-properties fo:font-weight="bold" style:font-weight-asian="bold" style:font-weight-complex="bold"/>
    </style:style>
    <text:list-style style:name="L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1246591" text:style-name="L1">
        <text:list-item>
          <text:p text:style-name="P3">Gestion de projet :</text:p>
        </text:list-item>
      </text:list>
      <text:p text:style-name="P2"/>
      <text:p text:style-name="P4">5.1. Répartition des tâches :</text:p>
      <text:p text:style-name="P4"><text:line-break/><text:span text:style-name="T1">Anthony Bucquet :</text:span><text:span text:style-name="T3"> Chef de groupe, supervise et corrige les codes. Lecture des fichiers .cif, gestion de l'interface.</text:span><text:span text:style-name="T1"><text:line-break/>Guillaume Grippari :</text:span><text:span text:style-name="T3"> Partie géométrie et OpenGL</text:span><text:span text:style-name="T1"><text:line-break/>Gwénaëlle Hamon :</text:span><text:span text:style-name="T3"> élaboration de la structure maille, achat du matériel (lunettes), communication et rédaction.</text:span></text:p>
      <text:p text:style-name="P5">Arnaud Turin :<text:span text:style-name="T2"> Budget, partie géométrie.</text:span><text:line-break/>Quentin Lataud :<text:span text:style-name="T2"> Gestion de la caméra, communication, rédaction.</text:span></text:p>
      <text:p text:style-name="P5"><text:span text:style-name="T2"/></text:p>
      <text:p text:style-name="P5"><text:span text:style-name="T2">Tout le groupe a participé à la finalisation du programme, aux derniers tests et à la recherche d'éventuels bugs.<text:line-break/><text:line-break/></text:span><text:span text:style-name="T6">5.2. Analyse du Gantt :</text:span><text:span text:style-name="T2"><text:line-break/><text:line-break/>Lors de la réalisation du diagramme de Gantt (</text:span><text:span text:style-name="T5">Annexe 2 :</text:span><text:span text:style-name="T2"> Diagramme de Gantt effectué après les recherches et la décision de la démarche à adopter), nous avions séparé les tâches en fonction des membres qui devaient les effectuer. En pratique, nous avons peu respecté la répartition initiale, non seulement car nous n'avions pas assez bien évalué les compétences de chacun : ainsi, certaines tâches ont mis plus de temps que prévu, et d'autres moins. Il fallait alors entammer les tâches suivantes selon les disponibilités de chacun, ce qui a entraîné un remaniement continu de la répartition des tâches. Mais les tâches étaient souvent terminées à temps selon les prévisions du diagramme. Nous avons juste eu un retard au niveau de la lecture des fichiers .cif qui s'est avérée bien plus compliquée qu'il n'en avait l'air, et qui empêchait ensuite de tester les nouvelles fonctions. Cependant, une fois la lecture rendue possible, tout s'est accéléré, et nous avons vite rattrappé le retard, car par chance les fonctions non testées fonctionnaient – ou presque.</text:span></text:p>
      <text:p text:style-name="P5"><text:span text:style-name="T2"/></text:p>
      <text:p text:style-name="P4">5.3. Retour d'expérience :<text:line-break/></text:p>
      <table:table table:name="Tableau1" table:style-name="Tableau1">
        <table:table-column table:style-name="Tableau1.A"/>
        <table:table-column table:style-name="Tableau1.B"/>
        <table:table-row>
          <table:table-cell table:style-name="Tableau1.A1" office:value-type="string">
            <text:p text:style-name="P8">Thème</text:p>
          </table:table-cell>
          <table:table-cell table:style-name="Tableau1.B1" office:value-type="string">
            <text:p text:style-name="P8">Succès</text:p>
          </table:table-cell>
        </table:table-row>
        <table:table-row>
          <table:table-cell table:style-name="Tableau1.A2" office:value-type="string">
            <text:p text:style-name="P7">Gestion du temps</text:p>
          </table:table-cell>
          <table:table-cell table:style-name="Tableau1.B2" office:value-type="string">
            <text:p text:style-name="P7">Nous avions prévu assez large dans le diagramme de Gantt, afin de se permettre des retards liés à des imprévus.</text:p>
          </table:table-cell>
        </table:table-row>
        <table:table-row>
          <table:table-cell table:style-name="Tableau1.A2" office:value-type="string">
            <text:p text:style-name="P7">Communication interne</text:p>
          </table:table-cell>
          <table:table-cell table:style-name="Tableau1.B2" office:value-type="string">
            <text:p text:style-name="P7">Le forum, les rencontres hebdomadaires ainsi que le serveur commun (SVN) ont assuré une bonne communication.</text:p>
          </table:table-cell>
        </table:table-row>
        <table:table-row>
          <table:table-cell table:style-name="Tableau1.A2" office:value-type="string">
            <text:p text:style-name="P7">Gestion des risques</text:p>
          </table:table-cell>
          <table:table-cell table:style-name="Tableau1.B2" office:value-type="string">
            <text:p text:style-name="P7">Lors du choix d'utiliser des fichiers .cif, il y avait de fortes chances pour qu'on rencontre des problèmes au niveau de leur lecture. Cela nous a ralenti, mais prendre ce risque a permis de pouvoir adapter notre logiciel au plus grand nombre de mailles possibles.</text:p>
          </table:table-cell>
        </table:table-row>
        <table:table-row>
          <table:table-cell table:style-name="Tableau1.A2" office:value-type="string">
            <text:p text:style-name="P7">Planification</text:p>
          </table:table-cell>
          <table:table-cell table:style-name="Tableau1.B2" office:value-type="string">
            <text:p text:style-name="P7">Bonne planification, malgré un retard dû au changement de méthode de chargement des mailles (utilisation des fichiers .cif).</text:p>
          </table:table-cell>
        </table:table-row>
        <table:table-row>
          <table:table-cell table:style-name="Tableau1.A2" office:value-type="string">
            <text:p text:style-name="P7">Aspects techniques</text:p>
            <text:p text:style-name="P7">et scientifiques</text:p>
          </table:table-cell>
          <table:table-cell table:style-name="Tableau1.B2" office:value-type="string">
            <text:p text:style-name="P7">Bonne recherche sur les méthodes d'affichage 3D (anaglyphes)</text:p>
            <text:p text:style-name="P7">Grande progression en programmation pour ceux qui avaient un niveau plus faible.</text:p>
          </table:table-cell>
        </table:table-row>
      </table:table>
      <text:p text:style-name="P1"/>
      <text:p text:style-name="P1"><text:soft-page-break/></text:p>
      <text:p text:style-name="P1"/>
      <table:table table:name="Tableau2" table:style-name="Tableau2">
        <table:table-column table:style-name="Tableau2.A"/>
        <table:table-column table:style-name="Tableau2.B"/>
        <table:table-column table:style-name="Tableau2.C"/>
        <table:table-row>
          <table:table-cell table:style-name="Tableau2.A1" office:value-type="string">
            <text:p text:style-name="P8">Thème</text:p>
          </table:table-cell>
          <table:table-cell table:style-name="Tableau2.A1" office:value-type="string">
            <text:p text:style-name="P8">Erreurs à éviter</text:p>
          </table:table-cell>
          <table:table-cell table:style-name="Tableau2.C1" office:value-type="string">
            <text:p text:style-name="P8">Causes identifiées</text:p>
          </table:table-cell>
        </table:table-row>
        <table:table-row table:style-name="Tableau2.2">
          <table:table-cell table:style-name="Tableau2.A2" office:value-type="string">
            <text:p text:style-name="P7">Gestion de l'équipe projet</text:p>
          </table:table-cell>
          <table:table-cell table:style-name="Tableau2.A2" office:value-type="string">
            <text:p text:style-name="P7">Devoir terminer la tâche d'un autre membre du groupe car il n'arrive pas à la terminer seul.</text:p>
          </table:table-cell>
          <table:table-cell table:style-name="Tableau2.C2" office:value-type="string">
            <text:p text:style-name="P7">Mauvaise répartition des tâches en fonction des compétences.</text:p>
          </table:table-cell>
        </table:table-row>
        <table:table-row>
          <table:table-cell table:style-name="Tableau2.A2" office:value-type="string">
            <text:p text:style-name="P7">Gestion du projet</text:p>
          </table:table-cell>
          <table:table-cell table:style-name="Tableau2.A2" office:value-type="string">
            <text:p text:style-name="P7">Ne pas s'y prendre au dernier moment pour rédiger les rapports.</text:p>
          </table:table-cell>
          <table:table-cell table:style-name="Tableau2.C2" office:value-type="string">
            <text:p text:style-name="P7">Nous ne voulions pas commencer à rédiger avant d'avoir atteint les objectifs prévus.</text:p>
          </table:table-cell>
        </table:table-row>
      </table:table>
      <text:p text:style-name="P1"/>
      <text:p text:style-name="P6">5.4. Apport personnel du projet :<text:line-break/><text:line-break/>5.5 Evaluation latér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a gwen</meta:initial-creator>
    <meta:creation-date>2011-05-24T01:13:00.66</meta:creation-date>
    <dc:date>2011-05-24T01:55:30.24</dc:date>
    <dc:creator>ha gwen</dc:creator>
    <meta:editing-duration>PT00H02M58S</meta:editing-duration>
    <meta:editing-cycles>1</meta:editing-cycles>
    <meta:generator>OpenOffice.org/3.2$Win32 OpenOffice.org_project/320m18$Build-9502</meta:generator>
    <meta:document-statistic meta:table-count="2" meta:image-count="0" meta:object-count="0" meta:page-count="2" meta:paragraph-count="30" meta:word-count="471" meta:character-count="2960"/>
  </office:meta>
</office:document-meta>
</file>